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605cm"/>
    </style:style>
    <style:style style:name="co6" style:family="table-column">
      <style:table-column-properties fo:break-before="auto" style:column-width="1.2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48d1cc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8fb98"/>
    </style:style>
    <style:style style:name="ce8" style:family="table-cell" style:parent-style-name="Default">
      <style:table-cell-properties fo:background-color="#f5deb3"/>
    </style:style>
    <style:style style:name="ce9" style:family="table-cell" style:parent-style-name="Default">
      <style:text-properties fo:color="#c9211e"/>
    </style:style>
    <style:style style:name="ce1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mplo" table:style-name="ta1">
        <table:shapes>
          <draw:frame draw:z-index="0" draw:style-name="gr1" draw:text-style-name="P1" svg:width="9.504cm" svg:height="6.151cm" svg:x="7.966cm" svg:y="0.073cm">
            <draw:object draw:notify-on-update-of-ranges="exemplo.A1:exemplo.A1 exemplo.A2:exemplo.A8 exemplo.B1:exemplo.B1 exemplo.B2:exemplo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so (ton)</text:p>
          </table:table-cell>
          <table:table-cell office:value-type="string" calcext:value-type="string">
            <text:p>Peças c/def</text:p>
          </table:table-cell>
          <table:table-cell office:value-type="string" calcext:value-type="string">
            <text:p>Tipo corre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ositiva/Direta</text:p>
          </table:table-cell>
          <table:table-cell/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ce3" table:formula="of:=PEARSON([.A2:.A8];[.B2:.B8])" office:value-type="float" office:value="0.978997041785092" calcext:value-type="float">
            <text:p>0,978997041785092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table:style-name="ce3" table:formula="of:=[.D3]^2" office:value-type="float" office:value="0.958435207823961" calcext:value-type="float">
            <text:p>0,958435207823961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DELO</text:p>
          </table:table-cell>
          <table:table-cell/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NPC=8PESO-6,14</text:p>
          </table:table-cell>
          <table:table-cell table:style-name="ce5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6" table:formula="of:=8*[.A10]-6.14" office:value-type="float" office:value="21.86" calcext:value-type="float">
            <text:p>21,86</text:p>
          </table:table-cell>
          <table:table-cell/>
        </table:table-row>
        <table:table-row table:style-name="ro1">
          <table:table-cell table:style-name="ce2" office:value-type="float" office:value="3.5" calcext:value-type="float">
            <text:p>3,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REVISAO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4" table:formula="of:=FORECAST([.A10];[.B2:.B8];[.A2:.A8])" office:value-type="float" office:value="21.8571428571429" calcext:value-type="float">
            <text:p>21,8571428571429</text:p>
          </table:table-cell>
          <table:table-cell table:style-name="Default"/>
          <table:table-cell table:number-columns-repeated="2"/>
        </table:table-row>
      </table:table>
      <table:table table:name="exercicio" table:style-name="ta1">
        <table:shapes>
          <draw:frame draw:z-index="0" draw:style-name="gr2" draw:text-style-name="P1" svg:width="8.906cm" svg:height="5.639cm" svg:x="7.024cm" svg:y="0.207cm">
            <draw:object draw:notify-on-update-of-ranges="exercicio.A1:exercicio.A1 exercicio.A2:exercicio.A10 exercicio.B1:exercicio.B1 exercicio.B2:exercicio.B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N Casos</text:p>
          </table:table-cell>
          <table:table-cell/>
          <table:table-cell table:style-name="ce9" office:value-type="string" calcext:value-type="string">
            <text:p>REGR LINEA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nversa/Nega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</text:p>
          </table:table-cell>
          <table:table-cell table:formula="of:=PEARSON([.A2:.A10];[.B2:.B10])" office:value-type="float" office:value="-0.94389567457482" calcext:value-type="float">
            <text:p>-0,943895674574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For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2</text:p>
          </table:table-cell>
          <table:table-cell table:formula="of:=[.E3]*[.E3]" office:value-type="float" office:value="0.890939044481054" calcext:value-type="float">
            <text:p>0,8909390444810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DELO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" office:value-type="string" calcext:value-type="string">
            <text:p>NC = -1,73T+46,09</text:p>
          </table:table-cell>
          <table:table-cell table:style-name="ce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Pred 1</text:p>
          </table:table-cell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NC1</text:p>
          </table:table-cell>
          <table:table-cell table:style-name="ce7" table:formula="of:=-1.73*[.B12]+46.09" office:value-type="float" office:value="1.11000000000001" calcext:value-type="float">
            <text:p>1,11000000000001</text:p>
          </table:table-cell>
        </table:table-row>
        <table:table-row table:style-name="ro1">
          <table:table-cell table:style-name="Default" office:value-type="string" calcext:value-type="string">
            <text:p>Pred 2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NC2</text:p>
          </table:table-cell>
          <table:table-cell table:style-name="ce8" table:formula="of:=-1.73*[.B13]+46.09" office:value-type="float" office:value="40.9" calcext:value-type="float">
            <text:p>40,9</text:p>
          </table:table-cell>
        </table:table-row>
      </table:table>
      <table:table table:name="exercicio_aperf" table:style-name="ta1">
        <table:shapes>
          <draw:frame draw:z-index="0" draw:style-name="gr2" draw:text-style-name="P1" svg:width="8.906cm" svg:height="5.639cm" svg:x="7.024cm" svg:y="0.207cm">
            <draw:object draw:notify-on-update-of-ranges="exercicio_aperf.A2:exercicio_aperf.A10 exercicio_aperf.B1:exercicio_aperf.B1 exercicio_aperf.B2:exercicio_aperf.B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N Casos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nversa/Negat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</text:p>
          </table:table-cell>
          <table:table-cell table:formula="of:=PEARSON([.A2:.A10];[.B2:.B10])" office:value-type="float" office:value="-0.94389567457482" calcext:value-type="float">
            <text:p>-0,9438956745748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Fort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0"/>
          <table:table-cell table:style-name="ce11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Pred 1</text:p>
          </table:table-cell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NC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Pred 2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NC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3" office:value-type="string" calcext:value-type="string">
            <text:p>NC = -0,198*T2+4,535*T</text:p>
          </table:table-cell>
          <table:table-cell table:style-name="ce3"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table:formula="of:=-0.198*[.B13]^2+4.535*[.B13]" office:value-type="float" office:value="11.823" calcext:value-type="float">
            <text:p>11,8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9:22:31.697053151</meta:creation-date>
    <dc:date>2024-09-06T21:51:16.692846986</dc:date>
    <meta:editing-duration>PT58M47S</meta:editing-duration>
    <meta:editing-cycles>6</meta:editing-cycles>
    <meta:generator>LibreOffice/7.3.7.2$Linux_X86_64 LibreOffice_project/30$Build-2</meta:generator>
    <meta:document-statistic meta:table-count="3" meta:cell-count="10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loext:regression-x-name="PESO" loext:regression-y-name="NP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05cm" svg:height="6.152cm" xlink:href=".." xlink:type="simple" chart:class="chart:scatter" chart:style-name="ch1">
        <chart:legend chart:legend-position="end" svg:x="5.647cm" svg:y="2.329cm" style:legend-expansion="high" chart:style-name="ch2"/>
        <chart:plot-area chart:style-name="ch3" table:cell-range-address="exemplo.A1:exemplo.B8" chart:data-source-has-labels="row" svg:x="0.19cm" svg:y="0.123cm" svg:width="5.267cm" svg:height="5.906cm">
          <chart:coordinate-region svg:x="0.811cm" svg:y="0.322cm" svg:width="4.407cm" svg:height="5.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xemplo.B2:exemplo.B8" chart:label-cell-address="exemplo.B1:exemplo.B1" chart:class="chart:scatter">
            <chart:domain table:cell-range-address="exemplo.A2:exemplo.A8"/>
            <chart:regression-curve chart:style-name="ch8">
              <chart:equation chart:display-equation="true" chart:display-r-square="true" svg:x="0.965cm" svg:y="0.267cm" chart:style-name="ch9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Peças c/def</text:p>
                <draw:g>
                  <svg:desc>exemplo.B1:exemplo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xemplo.A2:exemplo.A8</svg:desc>
                </draw:g>
              </table:table-cell>
              <table:table-cell office:value-type="float" office:value="2">
                <text:p>2</text:p>
                <draw:g>
                  <svg:desc>exemplo.B2:exemplo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">
                <text:p>1.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">
                <text:p>2.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loext:regression-x-name="T" loext:regression-y-name="N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907cm" svg:height="5.64cm" xlink:href=".." xlink:type="simple" chart:class="chart:scatter" chart:style-name="ch1">
        <chart:legend chart:legend-position="end" svg:x="4.997cm" svg:y="2.272cm" style:legend-expansion="high" chart:style-name="ch2"/>
        <chart:plot-area chart:style-name="ch3" table:cell-range-address="exercicio.A1:exercicio.B10" chart:data-source-has-labels="row" svg:x="0.178cm" svg:y="0.112cm" svg:width="4.641cm" svg:height="5.416cm">
          <chart:coordinate-region svg:x="0.799cm" svg:y="0.311cm" svg:width="3.834cm" svg:height="4.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xercicio.B2:exercicio.B10" chart:label-cell-address="exercicio.B1:exercicio.B1" chart:class="chart:scatter">
            <chart:domain table:cell-range-address="exercicio.A2:exercicio.A10"/>
            <chart:regression-curve chart:style-name="ch8">
              <chart:equation chart:display-equation="true" chart:display-r-square="true" svg:x="0.369cm" svg:y="4.139cm" chart:style-name="ch9"/>
            </chart:regression-curve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N Casos</text:p>
                <draw:g>
                  <svg:desc>exercicio.B1:exercicio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exercicio.A2:exercicio.A10</svg:desc>
                </draw:g>
              </table:table-cell>
              <table:table-cell office:value-type="float" office:value="28">
                <text:p>28</text:p>
                <draw:g>
                  <svg:desc>exercicio.B2:exercicio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moving-type="prior" chart:regression-name="" chart:regression-max-degree="2" chart:regression-force-intercept="true" chart:regression-intercept-value="0" chart:regression-period="3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loext:regression-x-name="T" loext:regression-y-name="NC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07cm" svg:height="5.64cm" xlink:href=".." xlink:type="simple" chart:class="chart:scatter" chart:style-name="ch1">
        <chart:legend chart:legend-position="end" svg:x="5.526cm" svg:y="2.073cm" style:legend-expansion="high" chart:style-name="ch2"/>
        <chart:plot-area chart:style-name="ch3" table:cell-range-address="exercicio_aperf.A2:exercicio_aperf.B10 exercicio_aperf.B1:exercicio_aperf.B1" chart:data-source-has-labels="row" svg:x="0.178cm" svg:y="0.112cm" svg:width="5.17cm" svg:height="5.416cm">
          <chart:coordinate-region svg:x="0.799cm" svg:y="0.311cm" svg:width="4.362cm" svg:height="4.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xercicio_aperf.B2:exercicio_aperf.B10" chart:label-cell-address="exercicio_aperf.B1:exercicio_aperf.B1" chart:class="chart:scatter">
            <chart:domain table:cell-range-address="exercicio_aperf.A2:exercicio_aperf.A10"/>
            <chart:regression-curve chart:style-name="ch8">
              <chart:equation chart:display-equation="true" chart:display-r-square="true" svg:x="0.255cm" svg:y="4.102cm" chart:style-name="ch9"/>
            </chart:regression-curve>
            <chart:data-point chart:repeated="4"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N Casos</text:p>
                <draw:g>
                  <svg:desc>exercicio_aperf.B1:exercicio_aperf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exercicio_aperf.A2:exercicio_aperf.A10</svg:desc>
                </draw:g>
              </table:table-cell>
              <table:table-cell office:value-type="float" office:value="28">
                <text:p>28</text:p>
                <draw:g>
                  <svg:desc>exercicio_aperf.B2:exercicio_aperf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